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10pt" fo:font-weight="normal" officeooo:rsid="02d7b0f1" officeooo:paragraph-rsid="00130275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Nimbus Mono L" fo:font-size="10pt" fo:font-weight="normal" officeooo:rsid="02d30a12" officeooo:paragraph-rsid="00130275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Nimbus Mono L" fo:font-size="10pt" fo:font-weight="normal" officeooo:rsid="02d463f2" officeooo:paragraph-rsid="00130275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Nimbus Mono L" fo:font-size="10pt" fo:font-weight="normal" officeooo:rsid="02d0b1ac" officeooo:paragraph-rsid="0013027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Nimbus Mono L" fo:font-size="10pt" officeooo:rsid="0016afa3" officeooo:paragraph-rsid="000e6bdc" style:font-size-asian="10pt" style:font-size-complex="10pt"/>
    </style:style>
    <style:style style:name="P6" style:family="paragraph" style:parent-style-name="Standard">
      <style:text-properties style:font-name="Nimbus Mono L" fo:font-size="10pt" officeooo:rsid="0017d43d" officeooo:paragraph-rsid="000e6bdc" style:font-size-asian="10pt" style:font-size-complex="10pt"/>
    </style:style>
    <style:style style:name="P7" style:family="paragraph" style:parent-style-name="Standard">
      <style:text-properties style:font-name="Nimbus Mono L" fo:font-size="10pt" officeooo:rsid="00189b94" officeooo:paragraph-rsid="000e6bdc" style:font-size-asian="10pt" style:font-size-complex="10pt"/>
    </style:style>
    <style:style style:name="P8" style:family="paragraph" style:parent-style-name="Standard">
      <style:text-properties style:font-name="Nimbus Mono L" fo:font-size="10pt" officeooo:rsid="00198220" officeooo:paragraph-rsid="000e6bdc" style:font-size-asian="10pt" style:font-size-complex="10pt"/>
    </style:style>
    <style:style style:name="P9" style:family="paragraph" style:parent-style-name="Standard">
      <style:text-properties style:font-name="Nimbus Mono L" fo:font-size="10pt" officeooo:rsid="00198220" officeooo:paragraph-rsid="0013bf20" style:font-size-asian="10pt" style:font-size-complex="10pt"/>
    </style:style>
    <style:style style:name="T1" style:family="text">
      <style:text-properties officeooo:rsid="001debc7"/>
    </style:style>
    <style:style style:name="T2" style:family="text">
      <style:text-properties officeooo:rsid="0017d43d"/>
    </style:style>
    <style:style style:name="T3" style:family="text">
      <style:text-properties officeooo:rsid="000e6bdc"/>
    </style:style>
    <style:style style:name="T4" style:family="text">
      <style:text-properties officeooo:rsid="000f42bd"/>
    </style:style>
    <style:style style:name="T5" style:family="text">
      <style:text-properties officeooo:rsid="000f76ad"/>
    </style:style>
    <style:style style:name="T6" style:family="text">
      <style:text-properties officeooo:rsid="001040ae"/>
    </style:style>
    <style:style style:name="T7" style:family="text">
      <style:text-properties officeooo:rsid="02d5659e"/>
    </style:style>
    <style:style style:name="T8" style:family="text">
      <style:text-properties fo:font-weight="normal" officeooo:rsid="02d0b1ac" style:font-weight-asian="normal" style:font-weight-complex="normal"/>
    </style:style>
    <style:style style:name="T9" style:family="text">
      <style:text-properties officeooo:rsid="0015281b"/>
    </style:style>
    <style:style style:name="T10" style:family="text">
      <style:text-properties officeooo:rsid="001b0d6f"/>
    </style:style>
    <style:style style:name="T11" style:family="text">
      <style:text-properties officeooo:rsid="001c1b9b"/>
    </style:style>
    <style:style style:name="T12" style:family="text">
      <style:text-properties officeooo:rsid="001e0148"/>
    </style:style>
    <style:style style:name="T13" style:family="text">
      <style:text-properties officeooo:rsid="001f27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3">Linux Commands: </text:span>Assignment_<text:span text:style-name="T11">2</text:span>:</text:p>
      <text:p text:style-name="P5"/>
      <text:p text:style-name="P5"><text:span text:style-name="T3">1</text:span>. Display one file per line: <text:span text:style-name="T1">(</text:span>ls -1<text:span text:style-name="T1">)</text:span></text:p>
      <text:p text:style-name="P5">-<text:span text:style-name="T12">&gt; total 136</text:span></text:p>
      <text:p text:style-name="P5">drwxr-xr-x 2 sunbeam sunbeam <text:s/>4096 Aug 30 14:57 books</text:p>
      <text:p text:style-name="P5">drwxr-xr-x 2 sunbeam sunbeam <text:s/>4096 Aug 24 23:11 commands</text:p>
      <text:p text:style-name="P5">drwxr-xr-x 2 sunbeam sunbeam <text:s/>4096 Aug 23 19:32 employee</text:p>
      <text:p text:style-name="P5">drwxr-xr-x 2 sunbeam sunbeam <text:s/>4096 Aug 30 15:08 linux_assignments</text:p>
      <text:p text:style-name="P5">drwxr-xr-x 2 sunbeam sunbeam <text:s/>4096 Aug 30 14:57 memory_management_diagrams</text:p>
      <text:p text:style-name="P5">-rw-r--r-- 1 sunbeam sunbeam 62761 Aug 30 14:57 os.txt</text:p>
      <text:p text:style-name="P5">drwxr-xr-x 3 sunbeam sunbeam <text:s/>4096 Aug 27 23:46 shell_scripts</text:p>
      <text:p text:style-name="P5">drwxr-xr-x 6 sunbeam sunbeam <text:s/>4096 Aug 30 14:57 syscalls</text:p>
      <text:p text:style-name="P5">-rw-r--r-- 1 sunbeam sunbeam 40772 Aug 22 14:26 ubuntu-install.pdf</text:p>
      <text:p text:style-name="P5">-rw-r--r-- 1 sunbeam sunbeam <text:s text:c="2"/>443 Aug 24 23:11 vimrc</text:p>
      <text:p text:style-name="P5"/>
      <text:p text:style-name="P5"><text:span text:style-name="T4">2</text:span>. Display all information about file/directory <text:span text:style-name="T2">(</text:span>using ls -l<text:span text:style-name="T2">)</text:span></text:p>
      <text:p text:style-name="P5">-<text:span text:style-name="T12">&gt; total 136</text:span></text:p>
      <text:p text:style-name="P5">drwxr-xr-x 2 sunbeam sunbeam <text:s/>4096 Aug 30 14:57 books</text:p>
      <text:p text:style-name="P5">drwxr-xr-x 2 sunbeam sunbeam <text:s/>4096 Aug 24 23:11 commands</text:p>
      <text:p text:style-name="P5">drwxr-xr-x 2 sunbeam sunbeam <text:s/>4096 Aug 23 19:32 employee</text:p>
      <text:p text:style-name="P5">drwxr-xr-x 2 sunbeam sunbeam <text:s/>4096 Aug 30 15:08 linux_assignments</text:p>
      <text:p text:style-name="P5">drwxr-xr-x 2 sunbeam sunbeam <text:s/>4096 Aug 30 14:57 memory_management_diagrams</text:p>
      <text:p text:style-name="P5">-rw-r--r-- 1 sunbeam sunbeam 62761 Aug 30 14:57 os.txt</text:p>
      <text:p text:style-name="P5">drwxr-xr-x 3 sunbeam sunbeam <text:s/>4096 Aug 27 23:46 shell_scripts</text:p>
      <text:p text:style-name="P5">drwxr-xr-x 6 sunbeam sunbeam <text:s/>4096 Aug 30 14:57 syscalls</text:p>
      <text:p text:style-name="P5">-rw-r--r-- 1 sunbeam sunbeam 40772 Aug 22 14:26 ubuntu-install.pdf</text:p>
      <text:p text:style-name="P5">-rw-r--r-- 1 sunbeam sunbeam <text:s text:c="2"/>443 Aug 24 23:11 vimrc</text:p>
      <text:p text:style-name="P5"/>
      <text:p text:style-name="P6"><text:span text:style-name="T4">3</text:span>. Display file in human readable format (using ls -lh)</text:p>
      <text:p text:style-name="P6">-<text:span text:style-name="T12">&gt; total 136K</text:span></text:p>
      <text:p text:style-name="P6">drwxr-xr-x 2 sunbeam sunbeam 4.0K Aug 30 14:57 books</text:p>
      <text:p text:style-name="P6">drwxr-xr-x 2 sunbeam sunbeam 4.0K Aug 24 23:11 commands</text:p>
      <text:p text:style-name="P6">drwxr-xr-x 2 sunbeam sunbeam 4.0K Aug 23 19:32 employee</text:p>
      <text:p text:style-name="P6">drwxr-xr-x 2 sunbeam sunbeam 4.0K Aug 30 15:08 linux_assignments</text:p>
      <text:p text:style-name="P6">drwxr-xr-x 2 sunbeam sunbeam 4.0K Aug 30 14:57 memory_management_diagrams</text:p>
      <text:p text:style-name="P6">-rw-r--r-- 1 sunbeam sunbeam <text:s/>62K Aug 30 14:57 os.txt</text:p>
      <text:p text:style-name="P6">drwxr-xr-x 3 sunbeam sunbeam 4.0K Aug 27 23:46 shell_scripts</text:p>
      <text:p text:style-name="P6">drwxr-xr-x 6 sunbeam sunbeam 4.0K Aug 30 14:57 syscalls</text:p>
      <text:p text:style-name="P6">-rw-r--r-- 1 sunbeam sunbeam <text:s/>40K Aug 22 14:26 ubuntu-install.pdf</text:p>
      <text:p text:style-name="P6">-rw-r--r-- 1 sunbeam sunbeam <text:s/>443 Aug 24 23:11 vimrc</text:p>
      <text:p text:style-name="P6"/>
      <text:p text:style-name="P7"><text:span text:style-name="T4">4</text:span>. Order files based on last modified time (using ls -lt)</text:p>
      <text:p text:style-name="P7">-<text:span text:style-name="T12">&gt; total 136</text:span></text:p>
      <text:p text:style-name="P7">drwxr-xr-x 2 sunbeam sunbeam <text:s/>4096 Aug 30 15:08 linux_assignments</text:p>
      <text:p text:style-name="P7">drwxr-xr-x 6 sunbeam sunbeam <text:s/>4096 Aug 30 14:57 syscalls</text:p>
      <text:p text:style-name="P7">-rw-r--r-- 1 sunbeam sunbeam 62761 Aug 30 14:57 os.txt</text:p>
      <text:p text:style-name="P7">drwxr-xr-x 2 sunbeam sunbeam <text:s/>4096 Aug 30 14:57 memory_management_diagrams</text:p>
      <text:p text:style-name="P7">drwxr-xr-x 2 sunbeam sunbeam <text:s/>4096 Aug 30 14:57 books</text:p>
      <text:p text:style-name="P7">drwxr-xr-x 3 sunbeam sunbeam <text:s/>4096 Aug 27 23:46 shell_scripts</text:p>
      <text:p text:style-name="P7">-rw-r--r-- 1 sunbeam sunbeam <text:s text:c="2"/>443 Aug 24 23:11 vimrc</text:p>
      <text:p text:style-name="P7">drwxr-xr-x 2 sunbeam sunbeam <text:s/>4096 Aug 24 23:11 commands</text:p>
      <text:p text:style-name="P7">drwxr-xr-x 2 sunbeam sunbeam <text:s/>4096 Aug 23 19:32 employee</text:p>
      <text:p text:style-name="P7">-rw-r--r-- 1 sunbeam sunbeam 40772 Aug 22 14:26 ubuntu-install.pdf</text:p>
      <text:p text:style-name="P7"/>
      <text:p text:style-name="P7"><text:span text:style-name="T4">5</text:span>. Order files based on last modified time (in reverse order) (using ls -ltr)</text:p>
      <text:p text:style-name="P7">-<text:span text:style-name="T12">&gt; total 136</text:span></text:p>
      <text:p text:style-name="P7">drwxr-xr-x 2 sunbeam sunbeam <text:s/>4096 Aug 30 15:08 linux_assignments</text:p>
      <text:p text:style-name="P7">drwxr-xr-x 6 sunbeam sunbeam <text:s/>4096 Aug 30 14:57 syscalls</text:p>
      <text:p text:style-name="P7">-rw-r--r-- 1 sunbeam sunbeam 62761 Aug 30 14:57 os.txt</text:p>
      <text:p text:style-name="P7">drwxr-xr-x 2 sunbeam sunbeam <text:s/>4096 Aug 30 14:57 memory_management_diagrams</text:p>
      <text:p text:style-name="P7">drwxr-xr-x 2 sunbeam sunbeam <text:s/>4096 Aug 30 14:57 books</text:p>
      <text:p text:style-name="P7"><text:soft-page-break/>drwxr-xr-x 3 sunbeam sunbeam <text:s/>4096 Aug 27 23:46 shell_scripts</text:p>
      <text:p text:style-name="P7">-rw-r--r-- 1 sunbeam sunbeam <text:s text:c="2"/>443 Aug 24 23:11 vimrc</text:p>
      <text:p text:style-name="P7">drwxr-xr-x 2 sunbeam sunbeam <text:s/>4096 Aug 24 23:11 commands</text:p>
      <text:p text:style-name="P7">drwxr-xr-x 2 sunbeam sunbeam <text:s/>4096 Aug 23 19:32 employee</text:p>
      <text:p text:style-name="P7">-rw-r--r-- 1 sunbeam sunbeam 40772 Aug 22 14:26 ubuntu-install.pdf</text:p>
      <text:p text:style-name="P7"/>
      <text:p text:style-name="P7"><text:span text:style-name="T4">6</text:span>. Display hidden files (using ls -a or ls -A )</text:p>
      <text:p text:style-name="P7">-<text:span text:style-name="T12">&gt; total 152</text:span></text:p>
      <text:p text:style-name="P7">drwxr-xr-x 10 sunbeam sunbeam <text:s/>4096 Aug 30 14:57 .</text:p>
      <text:p text:style-name="P7">drwxrwxr-x <text:s/>6 sunbeam sunbeam <text:s/>4096 Aug 24 14:05 ..</text:p>
      <text:p text:style-name="P7">drwxr-xr-x <text:s/>2 sunbeam sunbeam <text:s/>4096 Aug 30 14:57 books</text:p>
      <text:p text:style-name="P7">drwxr-xr-x <text:s/>2 sunbeam sunbeam <text:s/>4096 Aug 24 23:11 commands</text:p>
      <text:p text:style-name="P7">drwxr-xr-x <text:s/>2 sunbeam sunbeam <text:s/>4096 Aug 23 19:32 employee</text:p>
      <text:p text:style-name="P7">drwxr-xr-x <text:s/>8 sunbeam sunbeam <text:s/>4096 Aug 30 14:57 .git</text:p>
      <text:p text:style-name="P7">-rw-r--r-- <text:s/>1 sunbeam sunbeam <text:s text:c="3"/>20 Aug 22 14:26 .gitignore</text:p>
      <text:p text:style-name="P7">drwxr-xr-x <text:s/>2 sunbeam sunbeam <text:s/>4096 Aug 30 15:08 linux_assignments</text:p>
      <text:p text:style-name="P7">drwxr-xr-x <text:s/>2 sunbeam sunbeam <text:s/>4096 Aug 30 14:57 memory_management_diagrams</text:p>
      <text:p text:style-name="P7">-rw-r--r-- <text:s/>1 sunbeam sunbeam 62761 Aug 30 14:57 os.txt</text:p>
      <text:p text:style-name="P7">drwxr-xr-x <text:s/>3 sunbeam sunbeam <text:s/>4096 Aug 27 23:46 shell_scripts</text:p>
      <text:p text:style-name="P7">drwxr-xr-x <text:s/>6 sunbeam sunbeam <text:s/>4096 Aug 30 14:57 syscalls</text:p>
      <text:p text:style-name="P7">-rw-r--r-- <text:s/>1 sunbeam sunbeam 40772 Aug 22 14:26 ubuntu-install.pdf</text:p>
      <text:p text:style-name="P7">-rw-r--r-- <text:s/>1 sunbeam sunbeam <text:s text:c="2"/>443 Aug 24 23:11 vimrc</text:p>
      <text:p text:style-name="P7"/>
      <text:p text:style-name="P7"><text:span text:style-name="T5">7</text:span>. Display files recursively</text:p>
      <text:p text:style-name="P7">-<text:span text:style-name="T12">&gt; script_17.sh <text:s/>script_14.sh <text:s/>script_11.sh <text:s/>script_08.sh <text:s/>script_05.sh <text:s/>script_02.sh <text:s/>cmd.c</text:span></text:p>
      <text:p text:style-name="P7">script_16.sh <text:s/>script_13.sh <text:s/>script_10.sh <text:s/>script_07.sh <text:s/>script_04.sh <text:s/>script_01.sh <text:s/>assignments</text:p>
      <text:p text:style-name="P7">script_15.sh <text:s/>script_12.sh <text:s/>script_09.sh <text:s/>script_06.sh <text:s/>script_03.sh <text:s/>pattern.c</text:p>
      <text:p text:style-name="P7"/>
      <text:p text:style-name="P8"><text:span text:style-name="T6">8</text:span>. Display files inode number (using ls -i)</text:p>
      <text:p text:style-name="P8">-<text:span text:style-name="T12">&gt; total 136</text:span></text:p>
      <text:p text:style-name="P8">2365301 drwxr-xr-x 2 sunbeam sunbeam <text:s/>4096 Aug 30 14:57 books</text:p>
      <text:p text:style-name="P8">2752521 drwxr-xr-x 2 sunbeam sunbeam <text:s/>4096 Aug 24 23:11 commands</text:p>
      <text:p text:style-name="P8">2752527 drwxr-xr-x 2 sunbeam sunbeam <text:s/>4096 Aug 23 19:32 employee</text:p>
      <text:p text:style-name="P8">2625707 drwxr-xr-x 2 sunbeam sunbeam <text:s/>4096 Aug 30 15:08 linux_assignments</text:p>
      <text:p text:style-name="P8">2365304 drwxr-xr-x 2 sunbeam sunbeam <text:s/>4096 Aug 30 14:57 memory_management_diagrams</text:p>
      <text:p text:style-name="P8">2365219 -rw-r--r-- 1 sunbeam sunbeam 62761 Aug 30 14:57 os.txt</text:p>
      <text:p text:style-name="P8">2365220 drwxr-xr-x 3 sunbeam sunbeam <text:s/>4096 Aug 27 23:46 shell_scripts</text:p>
      <text:p text:style-name="P8">2753144 drwxr-xr-x 6 sunbeam sunbeam <text:s/>4096 Aug 30 14:57 syscalls</text:p>
      <text:p text:style-name="P8">2365263 -rw-r--r-- 1 sunbeam sunbeam 40772 Aug 22 14:26 ubuntu-install.pdf</text:p>
      <text:p text:style-name="P8">2365296 -rw-r--r-- 1 sunbeam sunbeam <text:s text:c="2"/>443 Aug 24 23:11 vimrc</text:p>
      <text:p text:style-name="P8"/>
      <text:p text:style-name="P8"><text:span text:style-name="T10">9</text:span>. Display user id and group id (using ls -n)</text:p>
      <text:p text:style-name="P8">-<text:span text:style-name="T12">&gt; total 136</text:span></text:p>
      <text:p text:style-name="P8">drwxr-xr-x 2 1000 1000 <text:s/>4096 Aug 30 14:57 books</text:p>
      <text:p text:style-name="P8">drwxr-xr-x 2 1000 1000 <text:s/>4096 Aug 24 23:11 commands</text:p>
      <text:p text:style-name="P8">drwxr-xr-x 2 1000 1000 <text:s/>4096 Aug 23 19:32 employee</text:p>
      <text:p text:style-name="P8">drwxr-xr-x 2 1000 1000 <text:s/>4096 Aug 30 15:08 linux_assignments</text:p>
      <text:p text:style-name="P8">drwxr-xr-x 2 1000 1000 <text:s/>4096 Aug 30 14:57 memory_management_diagrams</text:p>
      <text:p text:style-name="P8">-rw-r--r-- 1 1000 1000 62761 Aug 30 14:57 os.txt</text:p>
      <text:p text:style-name="P8">drwxr-xr-x 3 1000 1000 <text:s/>4096 Aug 27 23:46 shell_scripts</text:p>
      <text:p text:style-name="P8">drwxr-xr-x 6 1000 1000 <text:s/>4096 Aug 30 14:57 syscalls</text:p>
      <text:p text:style-name="P8">-rw-r--r-- 1 1000 1000 40772 Aug 22 14:26 ubuntu-install.pdf</text:p>
      <text:p text:style-name="P8">-rw-r--r-- 1 1000 1000 <text:s text:c="2"/>443 Aug 24 23:11 vimrc</text:p>
      <text:p text:style-name="P8"/>
      <text:p text:style-name="P9">1<text:span text:style-name="T10">0</text:span>. Visual classification of files with special characters</text:p>
      <text:p text:style-name="P9">(using ls -F) <text:span text:style-name="T9">as well as </text:span><text:span text:style-name="T8">visual classification of the file with color</text:span></text:p>
      <text:p text:style-name="P4"><text:tab/>/ --&gt; directory</text:p>
      <text:p text:style-name="P2"><text:tab/>nothing --&gt; regular file</text:p>
      <text:p text:style-name="P3"><text:tab/>@ --&gt; link file<text:tab/></text:p>
      <text:p text:style-name="P3"><text:soft-page-break/><text:tab/>* --<text:span text:style-name="T7">&gt; executable file</text:span></text:p>
      <text:p text:style-name="P1">-<text:span text:style-name="T13">&gt; os.txt <text:s/>ubuntu-install.pdf <text:s/>vimrc</text:span></text:p>
      <text:p text:style-name="P1"/>
      <text:p text:style-name="P1">books:</text:p>
      <text:p text:style-name="P1">'Beginning Linux Programming, 4th Edition.pdf'* <text:s text:c="2"/>OS_8th_Edition.pdf*</text:p>
      <text:p text:style-name="P1"/>
      <text:p text:style-name="P1">commands:</text:p>
      <text:p text:style-name="P1">class_work.txt <text:s/>grep_command.txt <text:s/>repeat.txt <text:s/>select.txt <text:s/>sunbeam.txt <text:s/>taste.txt</text:p>
      <text:p text:style-name="P1"/>
      <text:p text:style-name="P1">employee:</text:p>
      <text:p text:style-name="P1">emp.c <text:s/>emp.h <text:s/>emp.o <text:s/>emp.out* <text:s/>main.c <text:s/>main.o <text:s/>makefile <text:s/>program.c</text:p>
      <text:p text:style-name="P1"/>
      <text:p text:style-name="P1">linux_assignments:</text:p>
      <text:p text:style-name="P1"><text:s/>1_Linux_Lab.txt* <text:s text:c="17"/>Linux_Command_assign_I.pdf*</text:p>
      <text:p text:style-name="P1"><text:s/>assignment_1.odt* <text:s text:c="15"/>'Linux commands_assign3.pdf'*</text:p>
      <text:p text:style-name="P1"><text:s/>assignment_on_find_command.odt* <text:s text:c="2"/>Linux_Shell_Script_Assignments_III.pdf*</text:p>
      <text:p text:style-name="P1"><text:s/>Linux_Command_assign_II.pdf*</text:p>
      <text:p text:style-name="P1"/>
      <text:p text:style-name="P1">memory_management_diagrams:</text:p>
      <text:p text:style-name="P1">CacheMemory.png* <text:s/>PagingMMU.png* <text:s/>SegmentationMMU.png* <text:s/>SimpleMMU.png* <text:s/>Swapping.png*</text:p>
      <text:p text:style-name="P1"/>
      <text:p text:style-name="P1">shell_scripts:</text:p>
      <text:p text:style-name="P1">assignments/ <text:s text:c="2"/>script_02.sh* <text:s/>script_06.sh* <text:s/>script_10.sh* <text:s/>script_14.sh*</text:p>
      <text:p text:style-name="P1">cmd.c <text:s text:c="9"/>script_03.sh* <text:s/>script_07.sh* <text:s/>script_11.sh* <text:s/>script_15.sh*</text:p>
      <text:p text:style-name="P1">pattern.c <text:s text:c="5"/>script_04.sh* <text:s/>script_08.sh* <text:s/>script_12.sh* <text:s/>script_16.sh*</text:p>
      <text:p text:style-name="P1">script_01.sh* <text:s/>script_05.sh* <text:s/>script_09.sh* <text:s/>script_13.sh* <text:s/>script_17.sh*</text:p>
      <text:p text:style-name="P1"/>
      <text:p text:style-name="P1">syscalls:</text:p>
      <text:p text:style-name="P1">fileio/ <text:s/>ipc/ <text:s/>proc_mgmnt/ <text:s/>thread_management/</text:p>
      <text:p text:style-name="P1"/>
      <text:p text:style-name="P1">./syscalls/:</text:p>
      <text:p text:style-name="P1">fileio/ <text:s/>ipc/ <text:s/>proc_mgmnt/ <text:s/>thread_managemen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21:25:51.948338299</meta:creation-date>
    <dc:date>2019-08-30T15:21:39.108676339</dc:date>
    <meta:editing-duration>PT6M36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3" meta:paragraph-count="134" meta:word-count="1037" meta:character-count="7086" meta:non-whitespace-character-count="6012"/>
  </office:meta>
</office:document-meta>
</file>